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51.89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dam_home_pc_sort" table:style-name="ta1">
        <table:shapes>
          <draw:frame draw:z-index="0" draw:style-name="gr1" draw:text-style-name="P1" svg:width="453.51pt" svg:height="255.09pt" svg:x="420.69pt" svg:y="273.17pt">
            <draw:object draw:notify-on-update-of-ranges="adam_home_pc_sort.E4:adam_home_pc_sort.E31 adam_home_pc_sort.E2:adam_home_pc_sort.E2 adam_home_pc_sort.F4:adam_home_pc_sort.F31 adam_home_pc_sort.E4:adam_home_pc_sort.E31 adam_home_pc_sort.E33:adam_home_pc_sort.E33 adam_home_pc_sort.F35:adam_home_pc_sort.F42 adam_home_pc_sort.E4:adam_home_pc_sort.E31 adam_home_pc_sort.E44:adam_home_pc_sort.E44 adam_home_pc_sort.F46:adam_home_pc_sort.F7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3"/>
          <table:table-cell office:value-type="string" calcext:value-type="string">
            <text:p>Centralized 1 Thread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65815" calcext:value-type="float">
            <text:p>2.658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0" calcext:value-type="float">
            <text:p>900</text:p>
          </table:table-cell>
          <table:table-cell office:value-type="float" office:value="2.66289" calcext:value-type="float">
            <text:p>2.662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" calcext:value-type="float">
            <text:p>800</text:p>
          </table:table-cell>
          <table:table-cell office:value-type="float" office:value="2.66237" calcext:value-type="float">
            <text:p>2.66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0" calcext:value-type="float">
            <text:p>700</text:p>
          </table:table-cell>
          <table:table-cell office:value-type="float" office:value="2.66807" calcext:value-type="float">
            <text:p>2.668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0" calcext:value-type="float">
            <text:p>600</text:p>
          </table:table-cell>
          <table:table-cell office:value-type="float" office:value="2.67014" calcext:value-type="float">
            <text:p>2.670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0" calcext:value-type="float">
            <text:p>500</text:p>
          </table:table-cell>
          <table:table-cell office:value-type="float" office:value="2.6812" calcext:value-type="float">
            <text:p>2.681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0" calcext:value-type="float">
            <text:p>400</text:p>
          </table:table-cell>
          <table:table-cell office:value-type="float" office:value="2.68993" calcext:value-type="float">
            <text:p>2.689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0" calcext:value-type="float">
            <text:p>300</text:p>
          </table:table-cell>
          <table:table-cell office:value-type="float" office:value="2.70919" calcext:value-type="float">
            <text:p>2.7091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0" calcext:value-type="float">
            <text:p>200</text:p>
          </table:table-cell>
          <table:table-cell office:value-type="float" office:value="2.72484" calcext:value-type="float">
            <text:p>2.724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.77932" calcext:value-type="float">
            <text:p>2.779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" calcext:value-type="float">
            <text:p>90</text:p>
          </table:table-cell>
          <table:table-cell office:value-type="float" office:value="2.79103" calcext:value-type="float">
            <text:p>2.791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" calcext:value-type="float">
            <text:p>80</text:p>
          </table:table-cell>
          <table:table-cell office:value-type="float" office:value="2.80318" calcext:value-type="float">
            <text:p>2.803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" calcext:value-type="float">
            <text:p>70</text:p>
          </table:table-cell>
          <table:table-cell office:value-type="float" office:value="2.81823" calcext:value-type="float">
            <text:p>2.818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" calcext:value-type="float">
            <text:p>60</text:p>
          </table:table-cell>
          <table:table-cell office:value-type="float" office:value="2.83775" calcext:value-type="float">
            <text:p>2.837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" calcext:value-type="float">
            <text:p>50</text:p>
          </table:table-cell>
          <table:table-cell office:value-type="float" office:value="2.86467" calcext:value-type="float">
            <text:p>2.864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" calcext:value-type="float">
            <text:p>40</text:p>
          </table:table-cell>
          <table:table-cell office:value-type="float" office:value="2.9141" calcext:value-type="float">
            <text:p>2.91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" calcext:value-type="float">
            <text:p>30</text:p>
          </table:table-cell>
          <table:table-cell office:value-type="float" office:value="2.97318" calcext:value-type="float">
            <text:p>2.973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" calcext:value-type="float">
            <text:p>20</text:p>
          </table:table-cell>
          <table:table-cell office:value-type="float" office:value="3.10233" calcext:value-type="float">
            <text:p>3.102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" calcext:value-type="float">
            <text:p>10</text:p>
          </table:table-cell>
          <table:table-cell office:value-type="float" office:value="3.48899" calcext:value-type="float">
            <text:p>3.4889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" calcext:value-type="float">
            <text:p>9</text:p>
          </table:table-cell>
          <table:table-cell office:value-type="float" office:value="3.53961" calcext:value-type="float">
            <text:p>3.539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" calcext:value-type="float">
            <text:p>8</text:p>
          </table:table-cell>
          <table:table-cell office:value-type="float" office:value="3.66423" calcext:value-type="float">
            <text:p>3.664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" calcext:value-type="float">
            <text:p>7</text:p>
          </table:table-cell>
          <table:table-cell office:value-type="float" office:value="3.79357" calcext:value-type="float">
            <text:p>3.793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" calcext:value-type="float">
            <text:p>6</text:p>
          </table:table-cell>
          <table:table-cell office:value-type="float" office:value="3.99707" calcext:value-type="float">
            <text:p>3.997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" calcext:value-type="float">
            <text:p>5</text:p>
          </table:table-cell>
          <table:table-cell office:value-type="float" office:value="4.28429" calcext:value-type="float">
            <text:p>4.284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office:value-type="float" office:value="4.67007" calcext:value-type="float">
            <text:p>4.670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  <table:table-cell office:value-type="float" office:value="5.47998" calcext:value-type="float">
            <text:p>5.479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  <table:table-cell office:value-type="float" office:value="7.28353" calcext:value-type="float">
            <text:p>7.2835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office:value-type="float" office:value="7.27588" calcext:value-type="float">
            <text:p>7.2758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3"/>
          <table:table-cell office:value-type="string" calcext:value-type="string">
            <text:p>Centralized 4 Thread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19336" calcext:value-type="float">
            <text:p>0.9193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925714" calcext:value-type="float">
            <text:p>0.92571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924195" calcext:value-type="float">
            <text:p>0.9241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928291" calcext:value-type="float">
            <text:p>0.9282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938058" calcext:value-type="float">
            <text:p>0.93805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955066" calcext:value-type="float">
            <text:p>0.95506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966897" calcext:value-type="float">
            <text:p>0.9668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997902" calcext:value-type="float">
            <text:p>0.99790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table:number-columns-repeated="3"/>
          <table:table-cell office:value-type="string" calcext:value-type="string">
            <text:p>Decentralized 4 Thread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econds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844991" calcext:value-type="float">
            <text:p>0.84499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857145" calcext:value-type="float">
            <text:p>0.85714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884207" calcext:value-type="float">
            <text:p>0.8842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853861" calcext:value-type="float">
            <text:p>0.85386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85501" calcext:value-type="float">
            <text:p>0.855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852205" calcext:value-type="float">
            <text:p>0.8522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853579" calcext:value-type="float">
            <text:p>0.85357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861898" calcext:value-type="float">
            <text:p>0.8618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879395" calcext:value-type="float">
            <text:p>0.8793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890449" calcext:value-type="float">
            <text:p>0.8904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0" calcext:value-type="float">
            <text:p>90</text:p>
          </table:table-cell>
          <table:table-cell office:value-type="float" office:value="0.896488" calcext:value-type="float">
            <text:p>0.8964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0" calcext:value-type="float">
            <text:p>80</text:p>
          </table:table-cell>
          <table:table-cell office:value-type="float" office:value="0.906154" calcext:value-type="float">
            <text:p>0.90615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0" calcext:value-type="float">
            <text:p>70</text:p>
          </table:table-cell>
          <table:table-cell office:value-type="float" office:value="0.903685" calcext:value-type="float">
            <text:p>0.9036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0" calcext:value-type="float">
            <text:p>60</text:p>
          </table:table-cell>
          <table:table-cell office:value-type="float" office:value="0.919767" calcext:value-type="float">
            <text:p>0.9197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0" calcext:value-type="float">
            <text:p>50</text:p>
          </table:table-cell>
          <table:table-cell office:value-type="float" office:value="0.963509" calcext:value-type="float">
            <text:p>0.9635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0" calcext:value-type="float">
            <text:p>40</text:p>
          </table:table-cell>
          <table:table-cell office:value-type="float" office:value="0.995797" calcext:value-type="float">
            <text:p>0.995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0" calcext:value-type="float">
            <text:p>30</text:p>
          </table:table-cell>
          <table:table-cell office:value-type="float" office:value="1.0478" calcext:value-type="float">
            <text:p>1.04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0" calcext:value-type="float">
            <text:p>20</text:p>
          </table:table-cell>
          <table:table-cell office:value-type="float" office:value="1.18182" calcext:value-type="float">
            <text:p>1.181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0" calcext:value-type="float">
            <text:p>10</text:p>
          </table:table-cell>
          <table:table-cell office:value-type="float" office:value="1.56757" calcext:value-type="float">
            <text:p>1.5675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9" calcext:value-type="float">
            <text:p>9</text:p>
          </table:table-cell>
          <table:table-cell office:value-type="float" office:value="1.62811" calcext:value-type="float">
            <text:p>1.628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8" calcext:value-type="float">
            <text:p>8</text:p>
          </table:table-cell>
          <table:table-cell office:value-type="float" office:value="1.66809" calcext:value-type="float">
            <text:p>1.668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7" calcext:value-type="float">
            <text:p>7</text:p>
          </table:table-cell>
          <table:table-cell office:value-type="float" office:value="1.8173" calcext:value-type="float">
            <text:p>1.817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6" calcext:value-type="float">
            <text:p>6</text:p>
          </table:table-cell>
          <table:table-cell office:value-type="float" office:value="2.09664" calcext:value-type="float">
            <text:p>2.096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5" calcext:value-type="float">
            <text:p>5</text:p>
          </table:table-cell>
          <table:table-cell office:value-type="float" office:value="2.48735" calcext:value-type="float">
            <text:p>2.487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4" calcext:value-type="float">
            <text:p>4</text:p>
          </table:table-cell>
          <table:table-cell office:value-type="float" office:value="3.00937" calcext:value-type="float">
            <text:p>3.009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3" calcext:value-type="float">
            <text:p>3</text:p>
          </table:table-cell>
          <table:table-cell office:value-type="float" office:value="4.28696" calcext:value-type="float">
            <text:p>4.286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2" calcext:value-type="float">
            <text:p>2</text:p>
          </table:table-cell>
          <table:table-cell office:value-type="float" office:value="7.2984" calcext:value-type="float">
            <text:p>7.29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40000000" calcext:value-type="float">
            <text:p>40000000</text:p>
          </table:table-cell>
          <table:table-cell office:value-type="float" office:value="1" calcext:value-type="float">
            <text:p>1</text:p>
          </table:table-cell>
          <table:table-cell office:value-type="float" office:value="7.34731" calcext:value-type="float">
            <text:p>7.347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12:30:56.107739691</dc:date>
    <meta:editing-duration>PT9M7S</meta:editing-duration>
    <meta:editing-cycles>1</meta:editing-cycles>
    <meta:document-statistic meta:table-count="1" meta:cell-count="408" meta:object-count="1"/>
    <meta:generator>LibreOffice/4.4.0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703cm" style:legend-expansion="high" chart:style-name="ch2"/>
        <chart:plot-area chart:style-name="ch3" table:cell-range-address="adam_home_pc_sort.E4:adam_home_pc_sort.F31 adam_home_pc_sort.E2:adam_home_pc_sort.E2 adam_home_pc_sort.E33:adam_home_pc_sort.E33 adam_home_pc_sort.F35:adam_home_pc_sort.F42 adam_home_pc_sort.E44:adam_home_pc_sort.E44 adam_home_pc_sort.F46:adam_home_pc_sort.F73" chart:data-source-has-labels="row" svg:x="0.32cm" svg:y="0.18cm" svg:width="10.497cm" svg:height="8.64cm">
          <chartooo:coordinate-region svg:x="0.692cm" svg:y="0.379cm" svg:width="9.6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dam_home_pc_sort.F4:adam_home_pc_sort.F31" chart:label-cell-address="adam_home_pc_sort.E2:adam_home_pc_sort.E2" chart:class="chart:scatter">
            <chart:domain table:cell-range-address="adam_home_pc_sort.E4:adam_home_pc_sort.E31"/>
            <chart:data-point chart:repeated="28"/>
          </chart:series>
          <chart:series chart:style-name="ch8" chart:values-cell-range-address="adam_home_pc_sort.F35:adam_home_pc_sort.F42" chart:label-cell-address="adam_home_pc_sort.E33:adam_home_pc_sort.E33" chart:class="chart:scatter">
            <chart:data-point chart:repeated="28"/>
          </chart:series>
          <chart:series chart:style-name="ch9" chart:values-cell-range-address="adam_home_pc_sort.F46:adam_home_pc_sort.F73" chart:label-cell-address="adam_home_pc_sort.E44:adam_home_pc_sort.E44" chart:class="chart:scatter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adam_home_pc_sort.E2:adam_home_pc_sort.E2</svg:desc>
                </draw:g>
              </table:table-cell>
              <table:table-cell office:value-type="string">
                <text:p>Centralized 4 Thread</text:p>
                <draw:g>
                  <svg:desc>adam_home_pc_sort.E33:adam_home_pc_sort.E33</svg:desc>
                </draw:g>
              </table:table-cell>
              <table:table-cell office:value-type="string">
                <text:p>Decentralized 4 Thread</text:p>
                <draw:g>
                  <svg:desc>adam_home_pc_sort.E44:adam_home_pc_sort.E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dam_home_pc_sort.E4:adam_home_pc_sort.E31</svg:desc>
                </draw:g>
              </table:table-cell>
              <table:table-cell office:value-type="float" office:value="2.65815">
                <text:p>2.65815</text:p>
                <draw:g>
                  <svg:desc>adam_home_pc_sort.F4:adam_home_pc_sort.F31</svg:desc>
                </draw:g>
              </table:table-cell>
              <table:table-cell office:value-type="float" office:value="0.919336">
                <text:p>0.919336</text:p>
                <draw:g>
                  <svg:desc>adam_home_pc_sort.F35:adam_home_pc_sort.F42</svg:desc>
                </draw:g>
              </table:table-cell>
              <table:table-cell office:value-type="float" office:value="0.844991">
                <text:p>0.844991</text:p>
                <draw:g>
                  <svg:desc>adam_home_pc_sort.F46:adam_home_pc_sort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">
                <text:p>900</text:p>
              </table:table-cell>
              <table:table-cell office:value-type="float" office:value="2.66289">
                <text:p>2.66289</text:p>
              </table:table-cell>
              <table:table-cell office:value-type="float" office:value="0.925714">
                <text:p>0.925714</text:p>
              </table:table-cell>
              <table:table-cell office:value-type="float" office:value="0.857145">
                <text:p>0.8571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">
                <text:p>800</text:p>
              </table:table-cell>
              <table:table-cell office:value-type="float" office:value="2.66237">
                <text:p>2.66237</text:p>
              </table:table-cell>
              <table:table-cell office:value-type="float" office:value="0.924195">
                <text:p>0.924195</text:p>
              </table:table-cell>
              <table:table-cell office:value-type="float" office:value="0.884207">
                <text:p>0.8842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2.66807">
                <text:p>2.66807</text:p>
              </table:table-cell>
              <table:table-cell office:value-type="float" office:value="0.928291">
                <text:p>0.928291</text:p>
              </table:table-cell>
              <table:table-cell office:value-type="float" office:value="0.853861">
                <text:p>0.853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2.67014">
                <text:p>2.67014</text:p>
              </table:table-cell>
              <table:table-cell office:value-type="float" office:value="0.938058">
                <text:p>0.938058</text:p>
              </table:table-cell>
              <table:table-cell office:value-type="float" office:value="0.85501">
                <text:p>0.85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.6812">
                <text:p>2.6812</text:p>
              </table:table-cell>
              <table:table-cell office:value-type="float" office:value="0.955066">
                <text:p>0.955066</text:p>
              </table:table-cell>
              <table:table-cell office:value-type="float" office:value="0.852205">
                <text:p>0.852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2.68993">
                <text:p>2.68993</text:p>
              </table:table-cell>
              <table:table-cell office:value-type="float" office:value="0.966897">
                <text:p>0.966897</text:p>
              </table:table-cell>
              <table:table-cell office:value-type="float" office:value="0.853579">
                <text:p>0.853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2.70919">
                <text:p>2.70919</text:p>
              </table:table-cell>
              <table:table-cell office:value-type="float" office:value="0.997902">
                <text:p>0.997902</text:p>
              </table:table-cell>
              <table:table-cell office:value-type="float" office:value="0.861898">
                <text:p>0.8618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2.72484">
                <text:p>2.72484</text:p>
              </table:table-cell>
              <table:table-cell office:value-type="float" office:value="NaN">
                <text:p>NaN</text:p>
              </table:table-cell>
              <table:table-cell office:value-type="float" office:value="0.879395">
                <text:p>0.8793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.77932">
                <text:p>2.77932</text:p>
              </table:table-cell>
              <table:table-cell office:value-type="float" office:value="NaN">
                <text:p>NaN</text:p>
              </table:table-cell>
              <table:table-cell office:value-type="float" office:value="0.890449">
                <text:p>0.890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2.79103">
                <text:p>2.79103</text:p>
              </table:table-cell>
              <table:table-cell office:value-type="float" office:value="NaN">
                <text:p>NaN</text:p>
              </table:table-cell>
              <table:table-cell office:value-type="float" office:value="0.896488">
                <text:p>0.8964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.80318">
                <text:p>2.80318</text:p>
              </table:table-cell>
              <table:table-cell office:value-type="float" office:value="NaN">
                <text:p>NaN</text:p>
              </table:table-cell>
              <table:table-cell office:value-type="float" office:value="0.906154">
                <text:p>0.906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">
                <text:p>70</text:p>
              </table:table-cell>
              <table:table-cell office:value-type="float" office:value="2.81823">
                <text:p>2.81823</text:p>
              </table:table-cell>
              <table:table-cell office:value-type="float" office:value="NaN">
                <text:p>NaN</text:p>
              </table:table-cell>
              <table:table-cell office:value-type="float" office:value="0.903685">
                <text:p>0.903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2.83775">
                <text:p>2.83775</text:p>
              </table:table-cell>
              <table:table-cell office:value-type="float" office:value="NaN">
                <text:p>NaN</text:p>
              </table:table-cell>
              <table:table-cell office:value-type="float" office:value="0.919767">
                <text:p>0.9197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2.86467">
                <text:p>2.86467</text:p>
              </table:table-cell>
              <table:table-cell office:value-type="float" office:value="NaN">
                <text:p>NaN</text:p>
              </table:table-cell>
              <table:table-cell office:value-type="float" office:value="0.963509">
                <text:p>0.9635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2.9141">
                <text:p>2.9141</text:p>
              </table:table-cell>
              <table:table-cell office:value-type="float" office:value="NaN">
                <text:p>NaN</text:p>
              </table:table-cell>
              <table:table-cell office:value-type="float" office:value="0.995797">
                <text:p>0.995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2.97318">
                <text:p>2.97318</text:p>
              </table:table-cell>
              <table:table-cell office:value-type="float" office:value="NaN">
                <text:p>NaN</text:p>
              </table:table-cell>
              <table:table-cell office:value-type="float" office:value="1.0478">
                <text:p>1.0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3.10233">
                <text:p>3.10233</text:p>
              </table:table-cell>
              <table:table-cell office:value-type="float" office:value="NaN">
                <text:p>NaN</text:p>
              </table:table-cell>
              <table:table-cell office:value-type="float" office:value="1.18182">
                <text:p>1.18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3.48899">
                <text:p>3.48899</text:p>
              </table:table-cell>
              <table:table-cell office:value-type="float" office:value="NaN">
                <text:p>NaN</text:p>
              </table:table-cell>
              <table:table-cell office:value-type="float" office:value="1.56757">
                <text:p>1.56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3.53961">
                <text:p>3.53961</text:p>
              </table:table-cell>
              <table:table-cell office:value-type="float" office:value="NaN">
                <text:p>NaN</text:p>
              </table:table-cell>
              <table:table-cell office:value-type="float" office:value="1.62811">
                <text:p>1.62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3.66423">
                <text:p>3.66423</text:p>
              </table:table-cell>
              <table:table-cell office:value-type="float" office:value="NaN">
                <text:p>NaN</text:p>
              </table:table-cell>
              <table:table-cell office:value-type="float" office:value="1.66809">
                <text:p>1.66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3.79357">
                <text:p>3.79357</text:p>
              </table:table-cell>
              <table:table-cell office:value-type="float" office:value="NaN">
                <text:p>NaN</text:p>
              </table:table-cell>
              <table:table-cell office:value-type="float" office:value="1.8173">
                <text:p>1.81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3.99707">
                <text:p>3.99707</text:p>
              </table:table-cell>
              <table:table-cell office:value-type="float" office:value="NaN">
                <text:p>NaN</text:p>
              </table:table-cell>
              <table:table-cell office:value-type="float" office:value="2.09664">
                <text:p>2.09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4.28429">
                <text:p>4.28429</text:p>
              </table:table-cell>
              <table:table-cell office:value-type="float" office:value="NaN">
                <text:p>NaN</text:p>
              </table:table-cell>
              <table:table-cell office:value-type="float" office:value="2.48735">
                <text:p>2.48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.67007">
                <text:p>4.67007</text:p>
              </table:table-cell>
              <table:table-cell office:value-type="float" office:value="NaN">
                <text:p>NaN</text:p>
              </table:table-cell>
              <table:table-cell office:value-type="float" office:value="3.00937">
                <text:p>3.00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5.47998">
                <text:p>5.47998</text:p>
              </table:table-cell>
              <table:table-cell office:value-type="float" office:value="NaN">
                <text:p>NaN</text:p>
              </table:table-cell>
              <table:table-cell office:value-type="float" office:value="4.28696">
                <text:p>4.286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7.28353">
                <text:p>7.28353</text:p>
              </table:table-cell>
              <table:table-cell office:value-type="float" office:value="NaN">
                <text:p>NaN</text:p>
              </table:table-cell>
              <table:table-cell office:value-type="float" office:value="7.2984">
                <text:p>7.2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7.27588">
                <text:p>7.27588</text:p>
              </table:table-cell>
              <table:table-cell office:value-type="float" office:value="NaN">
                <text:p>NaN</text:p>
              </table:table-cell>
              <table:table-cell office:value-type="float" office:value="7.34731">
                <text:p>7.347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